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04cm" fo:min-width="3.154cm"/>
    </style:style>
    <style:style style:name="gr2" style:family="graphic" style:parent-style-name="standard">
      <style:graphic-properties draw:textarea-horizontal-align="justify" draw:textarea-vertical-align="middle" draw:auto-grow-height="false" fo:min-height="0.744cm" fo:min-width="4.194cm"/>
    </style:style>
    <style:style style:name="gr3" style:family="graphic" style:parent-style-name="standard">
      <style:graphic-properties draw:textarea-horizontal-align="justify" draw:textarea-vertical-align="middle" draw:auto-grow-height="false" fo:min-height="0.744cm" fo:min-width="4.394cm"/>
    </style:style>
    <style:style style:name="gr4" style:family="graphic" style:parent-style-name="standard">
      <style:graphic-properties draw:textarea-horizontal-align="justify" draw:textarea-vertical-align="middle" draw:auto-grow-height="false" fo:min-height="0.744cm" fo:min-width="4.694cm"/>
    </style:style>
    <style:style style:name="gr5" style:family="graphic" style:parent-style-name="standard">
      <style:graphic-properties draw:textarea-horizontal-align="justify" draw:textarea-vertical-align="middle" draw:auto-grow-height="false" fo:min-height="1.376cm" fo:min-width="3.72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654cm" fo:min-width="4.80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/>
    </style:style>
    <style:style style:name="gr10" style:family="graphic" style:parent-style-name="objectwithoutfill">
      <style:graphic-properties draw:marker-end="Arrow" draw:marker-end-width="0.3cm" draw:fill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cm" svg:height="1.5cm" svg:x="1.6cm" svg:y="7.1cm">
          <text:p text:style-name="P1">Main Thr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8cm" svg:height="1.1cm" svg:x="1.5cm" svg:y="12.6cm">
          <text:p text:style-name="P1">Work Thread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cm" svg:height="1.1cm" svg:x="6.7cm" svg:y="12.6cm">
          <text:p text:style-name="P1">Worker Thread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3cm" svg:height="1.1cm" svg:x="12.1cm" svg:y="12.6cm">
          <text:p text:style-name="P1">Worker Thread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4cm" svg:height="1.8cm" svg:x="12cm" svg:y="3.9cm">
          <text:p text:style-name="P1">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5.4cm" svg:y1="7.8cm" svg:x2="12cm" svg:y2="4.6cm">
          <text:p text:style-name="P1">1) Loads</text:p>
        </draw:line>
        <draw:line draw:style-name="gr6" draw:text-style-name="P2" draw:layer="layout" svg:x1="2.6cm" svg:y1="8.5cm" svg:x2="2.7cm" svg:y2="12.6cm">
          <text:p text:style-name="P1">2) Spawns</text:p>
        </draw:line>
        <draw:line draw:style-name="gr6" draw:text-style-name="P2" draw:layer="layout" svg:x1="4.9cm" svg:y1="8.6cm" svg:x2="13.8cm" svg:y2="12.6cm">
          <text:p text:style-name="P1">2) Spawns</text:p>
        </draw:line>
        <draw:line draw:style-name="gr6" draw:text-style-name="P2" draw:layer="layout" svg:x1="3.3cm" svg:y1="8.6cm" svg:x2="8.5cm" svg:y2="12.6cm">
          <text:p text:style-name="P1">2) Spawns</text:p>
        </draw:line>
        <draw:line draw:style-name="gr6" draw:text-style-name="P2" draw:layer="layout" svg:x1="3.6cm" svg:y1="12.5cm" svg:x2="13cm" svg:y2="5.7cm">
          <text:p text:style-name="P1">3) Fetches Work</text:p>
        </draw:line>
        <draw:line draw:style-name="gr6" draw:text-style-name="P2" draw:layer="layout" svg:x1="9.7cm" svg:y1="12.6cm" svg:x2="14.1cm" svg:y2="5.7cm">
          <text:p text:style-name="P1">3) Fetches Work</text:p>
        </draw:line>
        <draw:line draw:style-name="gr6" draw:text-style-name="P2" draw:layer="layout" svg:x1="14.4cm" svg:y1="12.5cm" svg:x2="14.8cm" svg:y2="5.8cm">
          <text:p text:style-name="P1">3) Fetches Work</text:p>
        </draw:line>
        <draw:custom-shape draw:style-name="gr7" draw:text-style-name="P1" draw:layer="layout" svg:width="5.4cm" svg:height="1cm" svg:x="6.4cm" svg:y="17.6cm">
          <text:p text:style-name="P1">Results Wri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" draw:layer="layout" svg:x1="3.9cm" svg:y1="13.7cm" svg:x2="7.8cm" svg:y2="17.5cm">
          <text:p/>
        </draw:line>
        <draw:line draw:style-name="gr8" draw:text-style-name="P2" draw:layer="layout" svg:x1="9.3cm" svg:y1="13.7cm" svg:x2="9.1cm" svg:y2="17.6cm">
          <text:p/>
        </draw:line>
        <draw:line draw:style-name="gr8" draw:text-style-name="P2" draw:layer="layout" svg:x1="14.1cm" svg:y1="13.8cm" svg:x2="10.8cm" svg:y2="17.6cm">
          <text:p/>
        </draw:line>
        <draw:connector draw:style-name="gr9" draw:text-style-name="P2" draw:layer="layout" draw:line-skew="-2.399cm -0.099cm" svg:x1="3.5cm" svg:y1="7.1cm" svg:x2="1.6cm" svg:y2="7.85cm" draw:start-shape="id1" draw:start-glue-point="0" draw:end-shape="id1" svg:d="M3500 7100v-2900h-2500v3650h600" svg:viewBox="0 0 2501 3651">
          <text:p text:style-name="P1"><text:s text:c="28"/>Check Threads Are Idle</text:p>
        </draw:connector>
        <draw:line draw:style-name="gr10" draw:text-style-name="P2" draw:layer="layout" svg:x1="11.9cm" svg:y1="18.3cm" svg:x2="19.2cm" svg:y2="14.7cm">
          <text:p/>
        </draw:line>
        <draw:line draw:style-name="gr9" draw:text-style-name="P2" draw:layer="layout" svg:x1="19.2cm" svg:y1="14.7cm" svg:x2="16.1cm" svg:y2="5.7cm">
          <text:p text:style-name="P1">Fetch More Work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textarea-horizontal-align="center" draw:textarea-vertical-align="top" fo:padding-bottom="0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8T19:37:58.522287438</meta:creation-date>
    <dc:date>2016-01-08T20:08:26.619074961</dc:date>
    <meta:editing-duration>PT14M59S</meta:editing-duration>
    <meta:editing-cycles>1</meta:editing-cycles>
    <meta:generator>LibreOffice/4.4.7.2$Linux_X86_64 LibreOffice_project/40$Build-2</meta:generator>
    <meta:document-statistic meta:object-count="19"/>
  </office:meta>
</office:document-meta>
</file>